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F0D9"/>
    </style:style>
    <style:style style:name="ce3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1.98966666666667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1.9685cm"/>
    </style:style>
    <style:style style:name="co8" style:family="table-column">
      <style:table-column-properties fo:break-before="auto" style:column-width="7.89516666666667cm"/>
    </style:style>
    <style:style style:name="co9" style:family="table-column">
      <style:table-column-properties fo:break-before="auto" style:column-width="1.10066666666667cm"/>
    </style:style>
    <style:style style:name="co10" style:family="table-column">
      <style:table-column-properties fo:break-before="auto" style:column-width="3.78883333333333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2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1">
            <text:p>Additives/Blending Components</text:p>
          </table:table-cell>
          <table:table-cell office:value-type="string" table:style-name="ce1">
            <text:p>Biogasoline</text:p>
          </table:table-cell>
          <table:table-cell office:value-type="string" table:style-name="ce1">
            <text:p>Biodiesels</text:p>
          </table:table-cell>
          <table:table-cell office:value-type="string" table:style-name="ce1">
            <text:p>Other Liquid Biofuels</text:p>
          </table:table-cell>
          <table:table-cell office:value-type="string" table:style-name="ce1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3:.GV3])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4:.GV4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5:.GV5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6:.GV6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7:.GV7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8:.GV8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9:.GV9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0:.GV10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1:.GV11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2:.GV1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3:.GV1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4:.GV1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5:.GV1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6:.GV1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7:.GV17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8:.GV18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19:.GV1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0:.GV2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1:.GV2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2:.GV2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3:.GV23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4:.GV24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5:.GV2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6:.GV2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7:.GV27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8:.GV28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9:.GV29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0:.GV30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1:.GV31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2:.GV32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3:.GV3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4:.GV3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5:.GV3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6:.GV3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7:.GV37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8:.GV38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9:.GV3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0:.GV4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1:.GV4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2:.GV4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3:.GV4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4:.GV4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5:.GV4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6:.GV4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7:.GV47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8:.GV48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9:.GV49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0:.GV50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1:.GV5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2:.GV5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3:.GV53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4:.GV54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5:.GV55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6:.GV56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7:.GV57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8:.GV5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9:.GV59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0:.GV60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5:.GV6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6:.GV6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7:.GV67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8:.GV68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9:.GV69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70:.GV70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1:.GV7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2:.GV7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3:.GV7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4:.GV7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5:.GV7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6:.GV7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7:.GV7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8:.GV7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9:.GV7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0:.GV8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1:.GV8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2:.GV8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3:.GV8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4:.GV8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5:.GV8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6:.GV8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7:.GV8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8:.GV8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9:.GV8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0:.GV9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1:.GV9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2:.GV9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3:.GV93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4:.GV94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5:.GV95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6:.GV96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" table:formula="of:=SUM([.E97:.GV97])" table:style-name="ce1">
            <text:p>1</text:p>
          </table:table-cell>
          <table:table-cell table:number-columns-repeated="89" table:style-name="ce1"/>
          <table:table-cell office:value-type="float" office:value="1" table:style-name="ce1">
            <text:p>1</text:p>
          </table:table-cell>
          <table:table-cell table:number-columns-repeated="16290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98:.GV9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99:.GV99])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0:.GV10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1:.GV10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2:.GV10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3:.GV103])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4:.GV104])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5:.GV105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6:.GV106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7:.GV107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8:.GV108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9:.GV109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0:.GV11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1:.GV11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2:.GV11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2" table:formula="of:=SUM([.E113:.GV113])" table:style-name="ce1">
            <text:p>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" table:formula="of:=SUM([.E114:.GV114])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" table:formula="of:=SUM([.E115:.GV115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16:.GV116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7:.GV117])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8:.GV118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9:.GV119])" table:style-name="ce1">
            <text:p>1</text:p>
          </table:table-cell>
          <table:table-cell table:number-columns-repeated="43" table:style-name="ce1"/>
          <table:table-cell office:value-type="float" office:value="1" table:style-name="ce1">
            <text:p>1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0:.GV120])" table:style-name="ce1">
            <text:p>1</text:p>
          </table:table-cell>
          <table:table-cell table:number-columns-repeated="44" table:style-name="ce1"/>
          <table:table-cell office:value-type="float" office:value="1" table:style-name="ce1">
            <text:p>1</text:p>
          </table:table-cell>
          <table:table-cell table:number-columns-repeated="16335" table:style-name="ce1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1:.GV121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2:.GV122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4" table:formula="of:=SUM([.E123:.GV123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4:.GV124])" table:style-name="ce1">
            <text:p>3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5:.GV125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6:.GV126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" table:formula="of:=SUM([.E127:.GV127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8:.GV128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1" table:formula="of:=SUM([.E129:.GV129])" table:style-name="ce1">
            <text:p>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0:.GV130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1:.GV131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2:.GV132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number-rows-repeated="1048444" table:style-name="ro2">
          <table:table-cell table:number-columns-repeated="16384"/>
        </table:table-row>
      </table:table>
      <table:table table:name="U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2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3">
            <text:p>Additives/Blending Components</text:p>
          </table:table-cell>
          <table:table-cell office:value-type="string" table:style-name="ce3">
            <text:p>Biogasoline</text:p>
          </table:table-cell>
          <table:table-cell office:value-type="string" table:style-name="ce3">
            <text:p>Biodiesels</text:p>
          </table:table-cell>
          <table:table-cell office:value-type="string" table:style-name="ce3">
            <text:p>Other Liquid Biofuels</text:p>
          </table:table-cell>
          <table:table-cell office:value-type="string" table:style-name="ce3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3:.GV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4:.GV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5:.GV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6:.GV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7:.GV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8:.GV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9:.GV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0:.GV1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1:.GV1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2:.GV1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3:.GV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4:.GV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5:.GV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6:.GV1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7:.GV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8:.GV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19:.GV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0:.GV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1:.GV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2:.GV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3:.GV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4:.GV2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5:.GV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6:.GV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7:.GV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8:.GV2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9:.GV2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0:.GV3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1:.GV3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2:.GV3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3:.GV3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4:.GV3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5:.GV3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6:.GV3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7:.GV3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8:.GV3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9:.GV3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0:.GV4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1:.GV4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2:.GV4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3:.GV4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4:.GV4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5:.GV4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6:.GV4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7:.GV4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8:.GV4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9:.GV4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0:.GV5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1:.GV5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2:.GV5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3:.GV5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4:.GV5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5:.GV55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6:.GV56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7:.GV57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8:.GV5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9:.GV59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60:.GV60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53" table:style-name="ce1"/>
          <table:table-cell office:value-type="float" office:value="1" table:style-name="ce1">
            <text:p>1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95" table:style-name="ce1"/>
          <table:table-cell office:value-type="float" office:value="1" table:style-name="ce1">
            <text:p>1</text:p>
          </table:table-cell>
          <table:table-cell table:number-columns-repeated="16284" table:style-name="ce1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65:.GV6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66:.GV6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7:.GV6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8:.GV6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9:.GV6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70:.GV7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1:.GV7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2:.GV7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3:.GV7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4:.GV74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5:.GV75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6:.GV76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7:.GV7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8:.GV78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9:.GV79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0:.GV80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1:.GV8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2:.GV8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3:.GV8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4:.GV8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5:.GV8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6:.GV8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7:.GV8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8:.GV8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9:.GV8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0:.GV9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1:.GV9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2:.GV9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3:.GV9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4:.GV9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5:.GV9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6:.GV9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28" table:formula="of:=SUM([.E97:.GV9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98:.GV9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99:.GV9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0:.GV10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1:.GV10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2:.GV10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3:.GV10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4:.GV10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5:.GV105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6:.GV106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7:.GV107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8:.GV108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9:.GV10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0:.GV11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1:.GV11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2:.GV11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3:.GV1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4:.GV1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22" table:formula="of:=SUM([.E115:.GV1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16:.GV116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7:.GV1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8:.GV1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9:.GV1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0:.GV1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1:.GV1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2:.GV1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122" table:formula="of:=SUM([.E123:.GV1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4:.GV124])" table:style-name="ce1">
            <text:p>1</text:p>
          </table:table-cell>
          <table:table-cell table:number-columns-repeated="56" table:style-name="ce1"/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5:.GV1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6:.GV1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22" table:formula="of:=SUM([.E127:.GV1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8:.GV12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123" table:formula="of:=SUM([.E129:.GV129])" table:style-name="ce1">
            <text:p>123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0:.GV130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1:.GV131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2:.GV132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number-rows-repeated="1048444" table:style-name="ro2">
          <table:table-cell table:number-columns-repeated="16384"/>
        </table:table-row>
      </table:table>
      <table:table table:name="region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FAO_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ISO</text:p>
          </table:table-cell>
          <table:table-cell office:value-type="string" table:style-name="ce1">
            <text:p>EXIOBASE</text:p>
          </table:table-cell>
          <table:table-cell office:value-type="string" table:style-name="ce1">
            <text:p>EXIOBASE_cod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Australia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Austri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elgium-Luxembourg</text:p>
          </table:table-cell>
          <table:table-cell office:value-type="string" table:style-name="ce1">
            <text:p>BLX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olivia (Plurinational State of)</text:p>
          </table:table-cell>
          <table:table-cell office:value-type="string" table:style-name="ce1">
            <text:p>B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azil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ulgar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ada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hina, mainland</text:p>
          </table:table-cell>
          <table:table-cell office:value-type="string" table:style-name="ce1">
            <text:p>CHN</text:p>
          </table:table-cell>
          <table:table-cell office:value-type="string" table:style-name="ce1">
            <text:p>China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O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yprus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zechoslovakia</text:p>
          </table:table-cell>
          <table:table-cell office:value-type="string" table:style-name="ce1">
            <text:p>CS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string" table:style-name="ce1">
            <text:p>Denmark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Estonia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inland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France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string" table:style-name="ce1">
            <text:p>Greec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ina, Hong Kong SAR</text:p>
          </table:table-cell>
          <table:table-cell office:value-type="string" table:style-name="ce1">
            <text:p>HK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Hungary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Croatia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India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string" table:style-name="ce1">
            <text:p>Indonesia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ran (Islamic Republic of)</text:p>
          </table:table-cell>
          <table:table-cell office:value-type="string" table:style-name="ce1">
            <text:p>IR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string" table:style-name="ce1">
            <text:p>Ireland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Italy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ôte d'Ivoire</text:p>
          </table:table-cell>
          <table:table-cell office:value-type="string" table:style-name="ce1">
            <text:p>CI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Japan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G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emocratic People's Republic of Kore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Republic of Korea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South Korea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string" table:style-name="ce1">
            <text:p>Latvia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Lao People's Democratic Republic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ithuania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hina, Macao SAR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string" table:style-name="ce1">
            <text:p>Malta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exico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epublic of Moldova</text:p>
          </table:table-cell>
          <table:table-cell office:value-type="string" table:style-name="ce1">
            <text:p>MDA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etherlands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therlands Antille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The former Yugoslav Republic of Macedonia</text:p>
          </table:table-cell>
          <table:table-cell office:value-type="string" table:style-name="ce1">
            <text:p>MKD</text:p>
          </table:table-cell>
          <table:table-cell office:value-type="string" table:style-name="ce1">
            <text:p>NA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orway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string" table:style-name="ce1">
            <text:p>Czech Republic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Poland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string" table:style-name="ce1">
            <text:p>Portugal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string" table:style-name="ce1">
            <text:p>Romania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Russia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Serbia and Montenegro</text:p>
          </table:table-cell>
          <table:table-cell office:value-type="string" table:style-name="ce1">
            <text:p>SC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Saint Kitts and Nevis</text:p>
          </table:table-cell>
          <table:table-cell office:value-type="string" table:style-name="ce1">
            <text:p>KN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Saint Lucia</text:p>
          </table:table-cell>
          <table:table-cell office:value-type="string" table:style-name="ce1">
            <text:p>LC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aint Vincent and the Grenadines</text:p>
          </table:table-cell>
          <table:table-cell office:value-type="string" table:style-name="ce1">
            <text:p>VC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Slovenia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Slovakia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string" table:style-name="ce1">
            <text:p>South Africa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Spain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waziland</text:p>
          </table:table-cell>
          <table:table-cell office:value-type="string" table:style-name="ce1">
            <text:p>SW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string" table:style-name="ce1">
            <text:p>Sweden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Switzerland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China, Taiwan Province of</text:p>
          </table:table-cell>
          <table:table-cell office:value-type="string" table:style-name="ce1">
            <text:p>TWN</text:p>
          </table:table-cell>
          <table:table-cell office:value-type="string" table:style-name="ce1">
            <text:p>RoW Asia and Pacific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United Republic of Tanzania</text:p>
          </table:table-cell>
          <table:table-cell office:value-type="string" table:style-name="ce1">
            <text:p>T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string" table:style-name="ce1">
            <text:p>Turkey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SSR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United Kingdom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nited States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Venezuela (Bolivarian Republic of)</text:p>
          </table:table-cell>
          <table:table-cell office:value-type="string" table:style-name="ce1">
            <text:p>VE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Viet Nam</text:p>
          </table:table-cell>
          <table:table-cell office:value-type="string" table:style-name="ce1">
            <text:p>VN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Yugoslav SFR</text:p>
          </table:table-cell>
          <table:table-cell office:value-type="string" table:style-name="ce1">
            <text:p>YU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Democratic Republic of the Congo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ium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Luxembourg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number-rows-repeated="10483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rtin Bruckner</meta:initial-creator>
    <dc:creator>Martin Bruckner</dc:creator>
    <meta:creation-date>2019-03-12T13:56:46Z</meta:creation-date>
    <dc:date>2020-04-16T07:22:56Z</dc:date>
    <meta:editing-duration>PT0S</meta:editing-duration>
    <meta:user-defined meta:name="AppVersion">16.0300</meta:user-defined>
    <meta:user-defined meta:name="Company">W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